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name="a0a7133" style:parent-style-name="Standard">
      <style:paragraph-properties fo:border-bottom="0.17mm solid #000000" fo:border-left="0.17mm solid #000000" fo:border-right="0.17mm solid #000000" fo:border-top="0.17mm solid #000000" fo:padding-bottom="1.4mm" fo:padding-left="1.4mm" fo:padding-right="1.4mm" fo:padding-top="1.4mm"/>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0a7133">peng</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91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3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